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lef" svg:font-family="Alef" style:font-family-generic="swiss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Karla" svg:font-family="Karl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957in"/>
    </style:style>
    <style:style style:name="co2" style:family="table-column">
      <style:table-column-properties fo:break-before="auto" style:column-width="1.6874in"/>
    </style:style>
    <style:style style:name="co3" style:family="table-column">
      <style:table-column-properties fo:break-before="auto" style:column-width="1.26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1.5835in"/>
    </style:style>
    <style:style style:name="co7" style:family="table-column">
      <style:table-column-properties fo:break-before="auto" style:column-width="1.9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6" style:family="table-cell" style:parent-style-name="Default">
      <style:table-cell-properties fo:background-color="#9fc5e8" fo:wrap-option="wrap" fo:border="0.06pt solid #000000"/>
      <style:text-properties style:use-window-font-color="true" style:text-outline="false" style:text-line-through-style="none" style:text-line-through-type="none" style:font-name="Karla" fo:font-size="12pt" fo:language="en" fo:country="H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 fo:border="0.06pt solid #000000"/>
      <style:text-properties style:use-window-font-color="true" style:text-outline="false" style:text-line-through-style="none" style:text-line-through-type="none" style:font-name="Karla" fo:font-size="12pt" fo:language="en" fo:country="H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rlito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Karla" fo:font-size="12pt" fo:language="en" fo:country="H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3">
      <style:table-cell-properties fo:border="0.06pt solid #000000"/>
      <style:text-properties style:use-window-font-color="true" style:text-outline="false" style:text-line-through-style="none" style:text-line-through-type="none" style:font-name="Karla" fo:font-size="12pt" fo:language="en" fo:country="H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fc5e8" fo:border="0.06pt solid #000000"/>
      <style:text-properties style:font-name="Karla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style:font-name="Alef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="0.06pt solid #000000"/>
      <style:text-properties style:font-name="Alef" fo:font-weight="bold" style:font-weight-asian="bold" style:font-weight-complex="bold"/>
    </style:style>
    <style:style style:name="ce21" style:family="table-cell" style:parent-style-name="Default">
      <style:table-cell-properties fo:background-color="#ea9899" fo:border="0.06pt solid #000000"/>
    </style:style>
    <style:style style:name="ce13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e06666" fo:border="0.06pt solid #000000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6">
          <table:table-cell table:number-columns-repeated="8"/>
        </table:table-row>
        <table:table-row table:style-name="ro2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echnology</text:p>
          </table:table-cell>
          <table:table-cell table:style-name="ce6" office:value-type="string" calcext:value-type="string">
            <text:p>Value</text:p>
          </table:table-cell>
          <table:table-cell table:number-columns-repeated="5"/>
        </table:table-row>
        <table:table-row table:style-name="ro2">
          <table:table-cell table:style-name="ce2" table:formula="of:=RANDBETWEEN(DATE(2024;1;1);DATE(2024;9;15))" office:value-type="date" office:date-value="2024-01-29" calcext:value-type="date">
            <text:p>01/29/24</text:p>
          </table:table-cell>
          <table:table-cell table:style-name="ce4" office:value-type="string" calcext:value-type="string">
            <text:p>BioTechnology</text:p>
          </table:table-cell>
          <table:table-cell table:style-name="ce5" office:value-type="currency" office:currency="USD" office:value="8000" calcext:value-type="currency">
            <text:p>$8,000</text:p>
          </table:table-cell>
          <table:table-cell table:number-columns-repeated="5"/>
        </table:table-row>
        <table:table-row table:style-name="ro2">
          <table:table-cell table:style-name="ce2" table:formula="of:=RANDBETWEEN(DATE(2024;1;1);DATE(2024;9;15))" office:value-type="date" office:date-value="2024-03-29" calcext:value-type="date">
            <text:p>03/29/24</text:p>
          </table:table-cell>
          <table:table-cell table:style-name="ce4" office:value-type="string" calcext:value-type="string">
            <text:p>AI</text:p>
          </table:table-cell>
          <table:table-cell table:style-name="ce5" office:value-type="currency" office:currency="USD" office:value="5500" calcext:value-type="currency">
            <text:p>$5,500</text:p>
          </table:table-cell>
          <table:table-cell table:number-columns-repeated="5"/>
        </table:table-row>
        <table:table-row table:style-name="ro2">
          <table:table-cell table:style-name="ce2" table:formula="of:=RANDBETWEEN(DATE(2024;1;1);DATE(2024;9;15))" office:value-type="date" office:date-value="2024-01-01" calcext:value-type="date">
            <text:p>01/01/24</text:p>
          </table:table-cell>
          <table:table-cell table:style-name="ce4" office:value-type="string" calcext:value-type="string">
            <text:p>NewSytemOperation</text:p>
          </table:table-cell>
          <table:table-cell table:style-name="ce5" office:value-type="currency" office:currency="USD" office:value="4300" calcext:value-type="currency">
            <text:p>$4,300</text:p>
          </table:table-cell>
          <table:table-cell table:number-columns-repeated="5"/>
        </table:table-row>
        <table:table-row table:style-name="ro2">
          <table:table-cell table:style-name="ce2" table:formula="of:=RANDBETWEEN(DATE(2024;1;1);DATE(2024;9;15))" office:value-type="date" office:date-value="2024-06-03" calcext:value-type="date">
            <text:p>06/03/24</text:p>
          </table:table-cell>
          <table:table-cell table:style-name="ce4" office:value-type="string" calcext:value-type="string">
            <text:p>AI</text:p>
          </table:table-cell>
          <table:table-cell table:style-name="ce5" office:value-type="currency" office:currency="USD" office:value="5500" calcext:value-type="currency">
            <text:p>$5,500</text:p>
          </table:table-cell>
          <table:table-cell table:number-columns-repeated="5"/>
        </table:table-row>
        <table:table-row table:style-name="ro2">
          <table:table-cell table:style-name="ce2" table:formula="of:=RANDBETWEEN(DATE(2024;1;1);DATE(2024;9;15))" office:value-type="date" office:date-value="2024-05-03" calcext:value-type="date">
            <text:p>05/03/24</text:p>
          </table:table-cell>
          <table:table-cell table:style-name="ce4" office:value-type="string" calcext:value-type="string">
            <text:p>BioTechnology</text:p>
          </table:table-cell>
          <table:table-cell table:style-name="ce5" office:value-type="currency" office:currency="USD" office:value="8000" calcext:value-type="currency">
            <text:p>$8,000</text:p>
          </table:table-cell>
          <table:table-cell table:number-columns-repeated="5"/>
        </table:table-row>
        <table:table-row table:style-name="ro2">
          <table:table-cell table:style-name="ce2" table:formula="of:=RANDBETWEEN(DATE(2024;1;1);DATE(2024;9;15))" office:value-type="date" office:date-value="2024-04-06" calcext:value-type="date">
            <text:p>04/06/24</text:p>
          </table:table-cell>
          <table:table-cell table:style-name="ce4" office:value-type="string" calcext:value-type="string">
            <text:p>NewSytemOperation</text:p>
          </table:table-cell>
          <table:table-cell table:style-name="ce5" office:value-type="currency" office:currency="USD" office:value="4300" calcext:value-type="currency">
            <text:p>$4,300</text:p>
          </table:table-cell>
          <table:table-cell table:number-columns-repeated="2"/>
          <table:table-cell table:style-name="ce14" office:value-type="string" calcext:value-type="string">
            <text:p>Wartość dla danej daty</text:p>
          </table:table-cell>
          <table:table-cell table:number-columns-repeated="2"/>
        </table:table-row>
        <table:table-row table:style-name="ro1">
          <table:table-cell table:style-name="ce3" table:number-columns-repeated="3"/>
          <table:table-cell table:number-columns-repeated="5"/>
        </table:table-row>
        <table:table-row table:style-name="ro3">
          <table:table-cell table:style-name="ce3" table:number-columns-repeated="3"/>
          <table:table-cell table:number-columns-repeated="2"/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Value</text:p>
          </table:table-cell>
        </table:table-row>
        <table:table-row table:style-name="ro1">
          <table:table-cell table:style-name="ce3" table:number-columns-repeated="3"/>
          <table:table-cell table:number-columns-repeated="2"/>
          <table:table-cell table:style-name="ce16" office:value-type="date" office:date-value="2024-05-10" calcext:value-type="date">
            <text:p>05/10/24</text:p>
          </table:table-cell>
          <table:table-cell table:style-name="ce16" office:value-type="date" office:date-value="2024-08-20" calcext:value-type="date">
            <text:p>08/20/24</text:p>
          </table:table-cell>
          <table:table-cell table:style-name="ce24" table:formula="of:=SUMIFS([.$C$8:.$C$13];[.$A$8:.$A$13];&quot;&gt;&quot;&amp;[.F16];[.$A$8:.$A$13];&quot;&lt;=&quot;&amp;[.G16])" office:value-type="float" office:value="5500" calcext:value-type="float">
            <text:p>5500</text:p>
          </table:table-cell>
        </table:table-row>
        <table:table-row table:style-name="ro1">
          <table:table-cell table:style-name="ce3" table:number-columns-repeated="3"/>
          <table:table-cell table:number-columns-repeated="2"/>
          <table:table-cell table:style-name="ce16" office:value-type="date" office:date-value="2024-08-01" calcext:value-type="date">
            <text:p>08/01/24</text:p>
          </table:table-cell>
          <table:table-cell table:style-name="ce16" office:value-type="date" office:date-value="2024-02-10" calcext:value-type="date">
            <text:p>02/10/24</text:p>
          </table:table-cell>
          <table:table-cell table:style-name="ce24" table:formula="of:=SUMIFS([.$C$8:.$C$13];[.$A$8:.$A$13];&quot;&gt;&quot;&amp;[.F17];[.$A$8:.$A$13];&quot;&lt;=&quot;&amp;[.G17])" office:value-type="float" office:value="0" calcext:value-type="float">
            <text:p>0</text:p>
          </table:table-cell>
        </table:table-row>
        <table:table-row table:style-name="ro1">
          <table:table-cell table:style-name="ce3" table:number-columns-repeated="3"/>
          <table:table-cell table:number-columns-repeated="2"/>
          <table:table-cell table:style-name="ce16" office:value-type="date" office:date-value="2024-05-06" calcext:value-type="date">
            <text:p>05/06/24</text:p>
          </table:table-cell>
          <table:table-cell table:style-name="ce16" office:value-type="date" office:date-value="2024-06-05" calcext:value-type="date">
            <text:p>06/05/24</text:p>
          </table:table-cell>
          <table:table-cell table:style-name="ce24" table:formula="of:=SUMIFS([.$C$8:.$C$13];[.$A$8:.$A$13];&quot;&gt;&quot;&amp;[.F18];[.$A$8:.$A$13];&quot;&lt;=&quot;&amp;[.G18])" office:value-type="float" office:value="5500" calcext:value-type="float">
            <text:p>5500</text:p>
          </table:table-cell>
        </table:table-row>
        <table:table-row table:style-name="ro1" table:number-rows-repeated="2">
          <table:table-cell table:style-name="ce3" table:number-columns-repeated="3"/>
          <table:table-cell table:number-columns-repeated="5"/>
        </table:table-row>
        <table:table-row table:style-name="ro1">
          <table:table-cell table:style-name="ce3" table:number-columns-repeated="3"/>
          <table:table-cell table:number-columns-repeated="2"/>
          <table:table-cell table:style-name="ce19" office:value-type="string" calcext:value-type="string">
            <text:p>Wartość dla danej technologi(AI)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0" office:value-type="string" calcext:value-type="string">
            <text:p>od 02/01/2024 and 08/08/2024?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1" table:formula="of:=SUMIFS([.C8:.C14]; [.B8:.B14]; &quot;AI&quot;; [.A8:.A14]; &quot;&gt;=02/01/2024&quot;; [.A8:.A14]; &quot;&lt;=08/08/2024&quot;)" office:value-type="float" office:value="11000" calcext:value-type="float">
            <text:p>11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/>
          <table:table-cell table:number-columns-repeated="2"/>
        </table:table-row>
        <table:table-row table:style-name="ro1">
          <table:table-cell table:number-columns-repeated="5"/>
          <table:table-cell table:style-name="ce20" office:value-type="string" calcext:value-type="string">
            <text:p>Wartość dla danej technologi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0" office:value-type="string" calcext:value-type="string">
            <text:p>BioTechnology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 table:formula="of:=SUMIF([.B8:.B14]; &quot;BioTechnology&quot;; [.C8:.C14])" office:value-type="float" office:value="16000" calcext:value-type="float">
            <text:p>16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lef" svg:font-family="Alef" style:font-family-generic="swiss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Karla" svg:font-family="Karl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3P0"/>
    </number:currency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2-21T12:00:27.438348332</meta:creation-date>
    <meta:generator>Collabora_Office/22.05.10.7$Linux_X86_64 LibreOffice_project/d1b6e23681de3d3e826d1963a8606cdf5bbbbf40</meta:generator>
    <dc:date>2024-09-29T17:24:26.603353666</dc:date>
    <meta:editing-duration>PT2H1M50S</meta:editing-duration>
    <meta:editing-cycles>20</meta:editing-cycles>
    <meta:document-statistic meta:table-count="1" meta:cell-count="40" meta:object-count="0"/>
  </office:meta>
</office:document-meta>
</file>